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.28cm" fo:min-width="0cm"/>
    </style:style>
    <style:style style:name="gr2" style:family="graphic" style:parent-style-name="standard">
      <style:graphic-properties svg:stroke-width="0.282cm" svg:stroke-color="#006600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3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469cm" fo:min-width="2.497cm" fo:padding-top="0.177cm" fo:padding-bottom="0.177cm" fo:padding-left="0.302cm" fo:padding-right="0.302cm"/>
    </style:style>
    <style:style style:name="gr4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2cm" fo:min-width="1.565cm" fo:padding-top="0.177cm" fo:padding-bottom="0.177cm" fo:padding-left="0.302cm" fo:padding-right="0.302cm"/>
    </style:style>
    <style:style style:name="gr5" style:family="graphic" style:parent-style-name="standard">
      <style:graphic-properties svg:stroke-width="0.081cm" draw:marker-start-width="0.321cm" draw:marker-end="Arrow" draw:marker-end-width="0.321cm" draw:fill="solid" draw:fill-color="#cfe7f5" draw:textarea-horizontal-align="justify" draw:textarea-vertical-align="middle" draw:auto-grow-height="false" fo:min-height="0.85cm" fo:min-width="0.932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draw:marker-start-width="0.321cm" draw:marker-end="Arrow" draw:marker-end-width="0.321cm" draw:fill="solid" draw:fill-color="#cfe7f5" draw:textarea-horizontal-align="justify" draw:textarea-vertical-align="middle" draw:auto-grow-height="false" fo:min-height="0.873cm" fo:min-width="0.932cm" fo:padding-top="0.165cm" fo:padding-bottom="0.165cm" fo:padding-left="0.29cm" fo:padding-right="0.29cm"/>
    </style:style>
    <style:style style:name="gr7" style:family="graphic" style:parent-style-name="standard">
      <style:graphic-properties svg:stroke-width="0.282cm" svg:stroke-color="#ff3333" draw:marker-start-width="0.623cm" draw:marker-end="Symmetric_20_Arrow" draw:marker-end-width="0.623cm" draw:textarea-horizontal-align="center" draw:textarea-vertical-align="middle" fo:padding-top="0.266cm" fo:padding-bottom="0.266cm" fo:padding-left="0.391cm" fo:padding-right="0.391cm"/>
    </style:style>
    <style:style style:name="gr8" style:family="graphic" style:parent-style-name="standard">
      <style:graphic-properties svg:stroke-width="0.106cm" svg:stroke-color="#006600" draw:marker-start-width="0.358cm" draw:marker-end="Arrow" draw:marker-end-width="0.358cm" draw:fill="solid" draw:fill-color="#eeeeee" draw:textarea-horizontal-align="justify" draw:textarea-vertical-align="middle" draw:auto-grow-height="false" fo:min-height="0.584cm" fo:min-width="1.045cm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6600" draw:marker-start-width="0.358cm" draw:marker-end="Arrow" draw:marker-end-width="0.358cm" draw:fill="solid" draw:fill-color="#baf0c4" draw:textarea-horizontal-align="justify" draw:textarea-vertical-align="middle" draw:auto-grow-height="false" fo:min-height="1.321cm" fo:min-width="2.333cm" fo:padding-top="0.177cm" fo:padding-bottom="0.177cm" fo:padding-left="0.302cm" fo:padding-right="0.302cm"/>
    </style:style>
    <style:style style:name="gr10" style:family="graphic" style:parent-style-name="standard">
      <style:graphic-properties svg:stroke-width="0.106cm" svg:stroke-color="#ff0000" draw:marker-start-width="0.358cm" draw:marker-end="Arrow" draw:marker-end-width="0.358cm" draw:fill="solid" draw:fill-color="#eeeeee" draw:textarea-horizontal-align="justify" draw:textarea-vertical-align="middle" draw:auto-grow-height="false" fo:min-height="0.583cm" fo:min-width="2.149cm" fo:padding-top="0.177cm" fo:padding-bottom="0.177cm" fo:padding-left="0.302cm" fo:padding-right="0.302cm"/>
    </style:style>
    <style:style style:name="gr11" style:family="graphic" style:parent-style-name="objectwithoutfill">
      <style:graphic-properties svg:stroke-width="0.282cm" svg:stroke-color="#006600" draw:marker-start-width="0.723cm" draw:marker-end="Symmetric_20_Arrow" draw:marker-end-width="0.723cm" draw:fill="none" draw:textarea-horizontal-align="center" draw:textarea-vertical-align="middle" fo:padding-top="0.266cm" fo:padding-bottom="0.266cm" fo:padding-left="0.391cm" fo:padding-right="0.391cm"/>
    </style:style>
    <style:style style:name="gr12" style:family="graphic" style:parent-style-name="standard">
      <style:graphic-properties svg:stroke-width="0.106cm" svg:stroke-color="#006600" draw:marker-start-width="0.358cm" draw:marker-end="Arrow" draw:marker-end-width="0.358cm" draw:fill="solid" draw:fill-color="#eeeeee" draw:textarea-horizontal-align="justify" draw:textarea-vertical-align="middle" draw:auto-grow-height="false" fo:min-height="0.584cm" fo:min-width="2.08cm" fo:padding-top="0.177cm" fo:padding-bottom="0.177cm" fo:padding-left="0.302cm" fo:padding-right="0.302cm"/>
    </style:style>
    <style:style style:name="P1" style:family="paragraph">
      <style:paragraph-properties fo:text-align="end"/>
      <style:text-properties fo:font-size="32pt"/>
    </style:style>
    <style:style style:name="P2" style:family="paragraph">
      <loext:graphic-properties draw:fill="none" draw:fill-color="#ffffff"/>
      <style:paragraph-properties fo:text-align="end"/>
      <style:text-properties fo:color="#808080" style:font-name="Courier New1" fo:font-size="32pt" fo:font-weight="bold" style:font-size-asian="60pt" style:font-size-complex="60pt"/>
    </style:style>
    <style:style style:name="P3" style:family="paragraph">
      <style:paragraph-properties fo:text-align="center"/>
      <style:text-properties fo:font-size="14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solid" draw:fill-color="#baf0c4"/>
      <style:paragraph-properties fo:text-align="center"/>
      <style:text-properties style:font-name="Courier New1" fo:font-size="18pt" fo:font-style="normal" fo:font-weight="bold" style:font-size-asian="18pt" style:font-size-complex="18pt"/>
    </style:style>
    <style:style style:name="P6" style:family="paragraph">
      <loext:graphic-properties draw:fill="solid" draw:fill-color="#cfe7f5"/>
      <style:paragraph-properties fo:text-align="center"/>
      <style:text-properties style:font-name="Courier New1" fo:font-size="18pt" fo:font-style="normal" fo:font-weight="bold" style:font-size-asian="18pt" style:font-size-complex="18pt"/>
    </style:style>
    <style:style style:name="P7" style:family="paragraph">
      <loext:graphic-properties draw:fill="solid" draw:fill-color="#eeeeee"/>
      <style:paragraph-properties fo:text-align="center"/>
      <style:text-properties fo:color="#006600" style:font-name="Courier New1" fo:font-size="18pt" fo:font-style="normal" fo:text-shadow="none" style:text-underline-style="none" fo:font-weight="bold" style:font-size-asian="18pt" style:font-size-complex="18pt"/>
    </style:style>
    <style:style style:name="P8" style:family="paragraph">
      <loext:graphic-properties draw:fill="solid" draw:fill-color="#eeeeee"/>
      <style:paragraph-properties fo:text-align="center"/>
      <style:text-properties fo:color="#ff0000" style:font-name="Courier New1" fo:font-size="18pt" fo:font-style="normal" fo:font-weight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style:font-name="Courier New1" fo:font-weight="bold" style:font-size-asian="60pt" style:font-size-complex="60pt"/>
    </style:style>
    <style:style style:name="T2" style:family="text">
      <style:text-properties fo:color="#808080" style:font-name="Courier New1" fo:font-weight="bold" style:font-size-asian="60pt" style:font-size-complex="60pt"/>
    </style:style>
    <style:style style:name="T3" style:family="text">
      <style:text-properties style:font-name="Courier New1" fo:font-size="18pt" fo:font-style="normal" fo:font-weight="bold" style:font-size-asian="18pt" style:font-size-complex="18pt"/>
    </style:style>
    <style:style style:name="T4" style:family="text">
      <style:text-properties fo:color="#006600" style:font-name="Courier New1" fo:font-size="18pt" fo:font-style="normal" fo:text-shadow="none" style:text-underline-style="none" fo:font-weight="bold" style:font-size-asian="7pt" style:font-size-complex="7pt"/>
    </style:style>
    <style:style style:name="T5" style:family="text">
      <style:text-properties fo:color="#ff0000" style:font-name="Courier New1" fo:font-size="18pt" fo:font-style="normal" fo:font-weight="bold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26.427cm" svg:height="1.53cm" svg:x="4.757cm" svg:y="13.642cm">
          <draw:text-box>
            <text:p text:style-name="P1"><text:span text:style-name="T1">Process</text:span><text:span text:style-name="T2"> and </text:span><text:span text:style-name="T1">Informational</text:span><text:span text:style-name="T2"> AP Workflow</text:span></text:p>
          </draw:text-box>
        </draw:frame>
        <draw:connector draw:style-name="gr2" draw:text-style-name="P3" draw:layer="layout" svg:x1="29.537cm" svg:y1="8.662cm" svg:x2="28.291cm" svg:y2="8.66cm" draw:start-shape="id1" draw:start-glue-point="3" draw:end-shape="id2" draw:end-glue-point="7" svg:d="M29537 8662h-629v-2h-617" svg:viewBox="0 0 1247 3">
          <text:p/>
        </draw:connector>
        <draw:custom-shape draw:style-name="gr3" draw:text-style-name="P5" xml:id="id1" draw:id="id1" draw:layer="layout" svg:width="3.101cm" svg:height="1.823cm" svg:x="29.537cm" svg:y="7.751cm">
          <draw:glue-point draw:id="4" svg:x="-0.902cm" svg:y="-0.508cm" draw:align="center"/>
          <draw:glue-point draw:id="5" svg:x="3.246cm" svg:y="-5cm"/>
          <text:p text:style-name="P4"><text:span text:style-name="T3">Issu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7" draw:id="id7" draw:layer="layout" svg:width="2.169cm" svg:height="1.676cm" svg:x="4.584cm" svg:y="7.848cm">
          <draw:glue-point draw:id="4" svg:x="-0.902cm" svg:y="-0.508cm" draw:align="center"/>
          <draw:glue-point draw:id="5" svg:x="3.246cm" svg:y="-5cm"/>
          <text:p text:style-name="P4"><text:span text:style-name="T3">Ide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3" draw:id="id3" draw:layer="layout" svg:width="3.022cm" svg:height="2.359cm" svg:x="15.934cm" svg:y="7.486cm">
          <text:p text:style-name="P4"><text:span text:style-name="T3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6" xml:id="id2" draw:id="id2" draw:layer="layout" svg:width="3.023cm" svg:height="2.405cm" svg:x="25.268cm" svg:y="7.457cm">
          <text:p text:style-name="P4"><text:span text:style-name="T3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3" draw:layer="layout" svg:x1="17.445cm" svg:y1="9.845cm" svg:x2="17.427cm" svg:y2="10.663cm" draw:start-shape="id3" draw:start-glue-point="6" draw:end-shape="id4" draw:end-glue-point="4" svg:d="M17445 9845v403h-18v415" svg:viewBox="0 0 19 819">
          <text:p/>
        </draw:connector>
        <draw:connector draw:style-name="gr7" draw:text-style-name="P3" draw:layer="layout" svg:x1="9.332cm" svg:y1="9.847cm" svg:x2="15.48cm" svg:y2="11.325cm" draw:start-shape="id5" draw:start-glue-point="6" draw:end-shape="id4" svg:d="M9332 9847v1478h6148" svg:viewBox="0 0 6149 1479">
          <text:p/>
        </draw:connector>
        <draw:custom-shape draw:style-name="gr5" draw:text-style-name="P6" xml:id="id5" draw:id="id5" draw:layer="layout" svg:width="3.022cm" svg:height="2.359cm" svg:x="7.821cm" svg:y="7.488cm">
          <text:p text:style-name="P4"><text:span text:style-name="T3">Review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7" draw:layer="layout" svg:width="2.331cm" svg:height="1.326cm" svg:x="3.512cm" svg:y="6.522cm">
          <text:p text:style-name="P4"><text:span text:style-name="T4">Ide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6" draw:id="id6" draw:layer="layout" svg:width="2.937cm" svg:height="1.675cm" svg:x="11.955cm" svg:y="7.825cm">
          <draw:glue-point draw:id="4" svg:x="-0.902cm" svg:y="-0.508cm" draw:align="center"/>
          <draw:glue-point draw:id="5" svg:x="3.246cm" svg:y="-5cm"/>
          <text:p text:style-name="P4"><text:span text:style-name="T3">Dra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4.892cm" svg:y1="8.662cm" svg:x2="15.936cm" svg:y2="8.666cm" draw:start-shape="id6" draw:start-glue-point="1" svg:d="M14892 8662h798v4h246" svg:viewBox="0 0 1045 5">
          <text:p/>
        </draw:connector>
        <draw:connector draw:style-name="gr2" draw:text-style-name="P3" draw:layer="layout" svg:x1="10.843cm" svg:y1="8.668cm" svg:x2="11.955cm" svg:y2="8.662cm" draw:start-shape="id5" draw:start-glue-point="7" draw:end-shape="id6" draw:end-glue-point="3" svg:d="M10843 8668h550v-6h562" svg:viewBox="0 0 1113 7">
          <text:p/>
        </draw:connector>
        <draw:custom-shape draw:style-name="gr10" draw:text-style-name="P8" xml:id="id4" draw:id="id4" draw:layer="layout" svg:width="3.893cm" svg:height="1.325cm" svg:x="15.48cm" svg:y="10.663cm">
          <text:p text:style-name="P4"><text:span text:style-name="T5">Rejec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svg:x1="6.753cm" svg:y1="8.686cm" svg:x2="7.821cm" svg:y2="8.668cm" draw:start-shape="id7" draw:start-glue-point="1" draw:end-shape="id5" draw:end-glue-point="5" svg:d="M6753 8686h540v-18h528" svg:viewBox="0 0 1069 19">
          <text:p/>
        </draw:connector>
        <draw:connector draw:style-name="gr11" draw:text-style-name="P9" draw:layer="layout" draw:type="line" svg:x1="18.956cm" svg:y1="8.666cm" svg:x2="20.235cm" svg:y2="8.645cm" draw:start-shape="id3" draw:start-glue-point="7" draw:end-shape="id8" draw:end-glue-point="6" svg:d="M18956 8666l1279-21" svg:viewBox="0 0 1280 22">
          <text:p/>
        </draw:connector>
        <draw:connector draw:style-name="gr11" draw:text-style-name="P9" draw:layer="layout" draw:type="line" svg:x1="24.031cm" svg:y1="8.645cm" svg:x2="25.268cm" svg:y2="8.66cm" draw:start-shape="id8" draw:end-shape="id2" draw:end-glue-point="5" svg:d="M24031 8645l1237 15" svg:viewBox="0 0 1238 16">
          <text:p/>
        </draw:connector>
        <draw:custom-shape draw:style-name="gr8" draw:text-style-name="P7" draw:layer="layout" svg:width="2.331cm" svg:height="1.326cm" svg:x="10.843cm" svg:y="6.499cm">
          <text:p text:style-name="P4"><text:span text:style-name="T4">Draf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xml:id="id8" draw:id="id8" draw:layer="layout" svg:width="3.796cm" svg:height="1.326cm" svg:x="20.235cm" svg:y="7.982cm">
          <text:p text:style-name="P4"><text:span text:style-name="T4">Rele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26.78cm" svg:y1="9.862cm" svg:x2="19.373cm" svg:y2="11.326cm" draw:start-shape="id2" draw:start-glue-point="6" draw:end-shape="id4" draw:end-glue-point="10" svg:d="M26780 9862v1464h-7407" svg:viewBox="0 0 7408 1465">
          <text:p/>
        </draw:connector>
        <draw:connector draw:style-name="gr2" draw:text-style-name="P3" draw:layer="layout" draw:line-skew="-0.929cm" svg:x1="26.78cm" svg:y1="7.457cm" svg:x2="13.423cm" svg:y2="7.825cm" draw:start-shape="id2" draw:start-glue-point="4" draw:end-shape="id6" svg:d="M26780 7457v-1471h-13357v1839" svg:viewBox="0 0 13358 1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3T22:58:52.85</meta:creation-date>
    <dc:date>2017-02-05T21:25:42.795000000</dc:date>
    <meta:editing-duration>PT13H1M33S</meta:editing-duration>
    <meta:editing-cycles>27</meta:editing-cycles>
    <meta:generator>LibreOffice/5.2.4.2$Windows_x86 LibreOffice_project/3d5603e1122f0f102b62521720ab13a38a4e0eb0</meta:generator>
    <meta:document-statistic meta:object-count="21"/>
  </office:meta>
</office:document-meta>
</file>